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94278.36199891" calcext:value-type="float">
            <text:p><text:s/>1,094,278 <text:s/></text:p>
          </table:table-cell>
          <table:table-cell table:style-name="ce41" office:value-type="float" office:value="63216.9744551096" calcext:value-type="float">
            <text:p><text:s/>63,217 <text:s/></text:p>
          </table:table-cell>
          <table:table-cell table:style-name="ce41" office:value-type="float" office:value="1031061.3875438" calcext:value-type="float">
            <text:p><text:s/>1,031,061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178439.216" calcext:value-type="float">
            <text:p><text:s/>6,178,439 <text:s/></text:p>
          </table:table-cell>
          <table:table-cell table:style-name="ce42" office:value-type="float" office:value="1916678.808" calcext:value-type="float">
            <text:p><text:s/>1,916,679 <text:s/></text:p>
          </table:table-cell>
          <table:table-cell table:style-name="ce42" office:value-type="float" office:value="4252221.508" calcext:value-type="float">
            <text:p><text:s/>4,252,2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38.9" calcext:value-type="float">
            <text:p><text:s/>9,5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5589.5" calcext:value-type="float">
            <text:p><text:s/>5,5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589.5" calcext:value-type="float">
            <text:p><text:s/>5,5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542814.719138906" calcext:value-type="float">
            <text:p><text:s/>542,815 <text:s/></text:p>
          </table:table-cell>
          <table:table-cell table:style-name="ce42" office:value-type="float" office:value="237649.91345511" calcext:value-type="float">
            <text:p><text:s/>237,650 <text:s/></text:p>
          </table:table-cell>
          <table:table-cell table:style-name="ce42" office:value-type="float" office:value="301434.673543796" calcext:value-type="float">
            <text:p><text:s/>301,4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30.13214" calcext:value-type="float">
            <text:p><text:s/>3,7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724313.35886" calcext:value-type="float">
            <text:p><text:s/>6,724,313 <text:s/></text:p>
          </table:table-cell>
          <table:table-cell table:style-name="ce43" office:value-type="float" office:value="1742245.869" calcext:value-type="float">
            <text:p><text:s/>1,742,246 <text:s/></text:p>
          </table:table-cell>
          <table:table-cell table:style-name="ce43" office:value-type="float" office:value="4981848.222" calcext:value-type="float">
            <text:p><text:s/>4,981,84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19.26786" calcext:value-type="float">
            <text:p><text:s/>21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76.86" calcext:value-type="float">
            <text:p><text:s/>-77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128112.3489302" calcext:value-type="float">
            <text:p><text:s/>6,128,112 <text:s/></text:p>
          </table:table-cell>
          <table:table-cell table:style-name="ce42" office:value-type="float" office:value="1742245.869" calcext:value-type="float">
            <text:p><text:s/>1,742,246 <text:s/></text:p>
          </table:table-cell>
          <table:table-cell table:style-name="ce42" office:value-type="float" office:value="2978062.394" calcext:value-type="float">
            <text:p><text:s/>2,978,0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3946.97854" calcext:value-type="float">
            <text:p><text:s/>1,103,9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754054.169" calcext:value-type="float">
            <text:p><text:s/>1,754,054 <text:s/></text:p>
          </table:table-cell>
          <table:table-cell table:style-name="ce42" office:value-type="float" office:value="1742245.869" calcext:value-type="float">
            <text:p><text:s/>1,742,2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08.3" calcext:value-type="float">
            <text:p><text:s/>11,8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092138.67854" calcext:value-type="float">
            <text:p><text:s/>1,092,1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92138.67854" calcext:value-type="float">
            <text:p><text:s/>1,092,1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978062.394" calcext:value-type="float">
            <text:p><text:s/>2,978,0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8062.394" calcext:value-type="float">
            <text:p><text:s/>2,978,0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03857.1073902" calcext:value-type="float">
            <text:p><text:s/>303,857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202604.121914" calcext:value-type="float">
            <text:p><text:s/>2,202,6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69690" calcext:value-type="float">
            <text:p><text:s/>1,369,6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202604.121914" calcext:value-type="float">
            <text:p><text:s/>2,202,6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69690" calcext:value-type="float">
            <text:p><text:s/>1,369,6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40320.9320894" calcext:value-type="float">
            <text:p><text:s/>240,3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940.073" calcext:value-type="float">
            <text:p><text:s/>63,9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29.6" calcext:value-type="float">
            <text:p><text:s/>7,2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949.505" calcext:value-type="float">
            <text:p><text:s/>3,9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30.405" calcext:value-type="float">
            <text:p><text:s/>3,0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9.1" calcext:value-type="float">
            <text:p><text:s/>9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76831.028" calcext:value-type="float">
            <text:p><text:s/>76,8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909.668" calcext:value-type="float">
            <text:p><text:s/>60,9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10.5" calcext:value-type="float">
            <text:p><text:s/>6,3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59540.3990894" calcext:value-type="float">
            <text:p><text:s/>159,54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93371.1874891" calcext:value-type="float">
            <text:p><text:s/>293,37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881.46786" calcext:value-type="float">
            <text:p><text:s/>88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265189.8722653" calcext:value-type="float">
            <text:p><text:s/>2,265,19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39845.755" calcext:value-type="float">
            <text:p><text:s/>1,939,84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57851.22146" calcext:value-type="float">
            <text:p><text:s/>257,85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265189.8722653" calcext:value-type="float">
            <text:p><text:s/>2,265,19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39845.755" calcext:value-type="float">
            <text:p><text:s/>1,939,84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57851.22146" calcext:value-type="float">
            <text:p><text:s/>257,85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200184.6782653" calcext:value-type="float">
            <text:p><text:s/>2,200,1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9599.301" calcext:value-type="float">
            <text:p><text:s/>1,879,5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7392.02146" calcext:value-type="float">
            <text:p><text:s/>257,3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5196.2" calcext:value-type="float">
            <text:p><text:s/>15,1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96.2" calcext:value-type="float">
            <text:p><text:s/>15,1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8944.515" calcext:value-type="float">
            <text:p><text:s/>8,9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99.355" calcext:value-type="float">
            <text:p><text:s/>6,2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40.2" calcext:value-type="float">
            <text:p><text:s/>2,4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501.605" calcext:value-type="float">
            <text:p><text:s/>3,5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1.605" calcext:value-type="float">
            <text:p><text:s/>3,5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5.916" calcext:value-type="float">
            <text:p><text:s/>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.916" calcext:value-type="float">
            <text:p><text:s/>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84670.821" calcext:value-type="float">
            <text:p><text:s/>84,6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670.821" calcext:value-type="float">
            <text:p><text:s/>84,6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96195.306" calcext:value-type="float">
            <text:p><text:s/>296,1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5772.506" calcext:value-type="float">
            <text:p><text:s/>295,7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2.8" calcext:value-type="float">
            <text:p><text:s/>4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0095.952" calcext:value-type="float">
            <text:p><text:s/>70,0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673.152" calcext:value-type="float">
            <text:p><text:s/>69,6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2.8" calcext:value-type="float">
            <text:p><text:s/>4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3380.048" calcext:value-type="float">
            <text:p>( 33,38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2957.248" calcext:value-type="float">
            <text:p>( 32,95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22.8" calcext:value-type="float">
            <text:p>( 423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36715.904" calcext:value-type="float">
            <text:p>( 36,71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6715.904" calcext:value-type="float">
            <text:p>( 36,71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50607.452" calcext:value-type="float">
            <text:p><text:s/>150,6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0607.452" calcext:value-type="float">
            <text:p><text:s/>150,6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65173.211" calcext:value-type="float">
            <text:p><text:s/>65,1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173.211" calcext:value-type="float">
            <text:p><text:s/>65,1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0318.691" calcext:value-type="float">
            <text:p><text:s/>10,31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0318.691" calcext:value-type="float">
            <text:p><text:s/>10,31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54" calcext:value-type="float">
            <text:p><text:s/>1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54" calcext:value-type="float">
            <text:p><text:s/>1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871.72" calcext:value-type="float">
            <text:p><text:s/>8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1.72" calcext:value-type="float">
            <text:p><text:s/>8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91547.329" calcext:value-type="float">
            <text:p><text:s/>1,491,5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7288.129" calcext:value-type="float">
            <text:p><text:s/>1,467,2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259.2" calcext:value-type="float">
            <text:p><text:s/>24,2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95680.203" calcext:value-type="float">
            <text:p><text:s/>1,195,6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5680.203" calcext:value-type="float">
            <text:p><text:s/>1,195,6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95867.126" calcext:value-type="float">
            <text:p><text:s/>295,8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607.926" calcext:value-type="float">
            <text:p><text:s/>271,6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259.2" calcext:value-type="float">
            <text:p><text:s/>24,2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72731.8702653" calcext:value-type="float">
            <text:p><text:s/>272,7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58.653" calcext:value-type="float">
            <text:p><text:s/>5,7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3984.82146" calcext:value-type="float">
            <text:p><text:s/>203,9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69728.8702653" calcext:value-type="float">
            <text:p><text:s/>269,7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58.653" calcext:value-type="float">
            <text:p><text:s/>5,7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0981.82146" calcext:value-type="float">
            <text:p><text:s/>200,9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003" calcext:value-type="float">
            <text:p><text:s/>3,0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03" calcext:value-type="float">
            <text:p><text:s/>3,0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0309.1" calcext:value-type="float">
            <text:p><text:s/>20,3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309.1" calcext:value-type="float">
            <text:p><text:s/>20,3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582.696" calcext:value-type="float">
            <text:p><text:s/>5,583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14.396" calcext:value-type="float">
            <text:p><text:s/>21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368.3" calcext:value-type="float">
            <text:p><text:s/>5,368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.3" calcext:value-type="float">
            <text:p><text:s/>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.3" calcext:value-type="float">
            <text:p><text:s/>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47.3" calcext:value-type="float">
            <text:p><text:s/>4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47.3" calcext:value-type="float">
            <text:p><text:s/>4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91.13" calcext:value-type="float">
            <text:p><text:s/>2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.23" calcext:value-type="float">
            <text:p><text:s/>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9.9" calcext:value-type="float">
            <text:p><text:s/>2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91.13" calcext:value-type="float">
            <text:p><text:s/>2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.23" calcext:value-type="float">
            <text:p><text:s/>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9.9" calcext:value-type="float">
            <text:p><text:s/>2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20.615" calcext:value-type="float">
            <text:p><text:s/>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.615" calcext:value-type="float">
            <text:p><text:s/>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0.615" calcext:value-type="float">
            <text:p><text:s/>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.615" calcext:value-type="float">
            <text:p><text:s/>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60380.922" calcext:value-type="float">
            <text:p><text:s/>60,3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006.142" calcext:value-type="float">
            <text:p><text:s/>60,0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.3" calcext:value-type="float">
            <text:p><text:s/>2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0.96" calcext:value-type="float">
            <text:p><text:s/>12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96" calcext:value-type="float">
            <text:p><text:s/>1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96" calcext:value-type="float">
            <text:p><text:s/>1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4937.281" calcext:value-type="float">
            <text:p><text:s/>14,9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30.561" calcext:value-type="float">
            <text:p><text:s/>14,9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5126.681" calcext:value-type="float">
            <text:p><text:s/>45,12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5075.581" calcext:value-type="float">
            <text:p><text:s/>45,07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.3" calcext:value-type="float">
            <text:p><text:s/>1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312.527" calcext:value-type="float">
            <text:p><text:s/>4,31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78.467" calcext:value-type="float">
            <text:p><text:s/>17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3909510.016" calcext:value-type="float">
            <text:p><text:s/>13,909,5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09510.016" calcext:value-type="float">
            <text:p><text:s/>13,909,5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909510.016" calcext:value-type="float">
            <text:p><text:s/>13,909,5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09510.016" calcext:value-type="float">
            <text:p><text:s/>13,909,5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06290" calcext:value-type="float">
            <text:p><text:s/>106,290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31497.6356" calcext:value-type="float">
            <text:p><text:s/>18,631,498 <text:s/></text:p>
          </table:table-cell>
          <table:table-cell table:style-name="ce42" office:value-type="float" office:value="16953480" calcext:value-type="float">
            <text:p><text:s/>16,953,4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002.0556" calcext:value-type="float">
            <text:p><text:s/>408,0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9685.32385364" calcext:value-type="float">
            <text:p><text:s/>1,879,6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3108.76" calcext:value-type="float">
            <text:p><text:s/>513,1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9524.16" calcext:value-type="float">
            <text:p><text:s/>289,5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701142.06283016" calcext:value-type="float">
            <text:p><text:s/>-701,142 <text:s/></text:p>
          </table:table-cell>
          <table:table-cell table:style-name="ce42" office:value-type="float" office:value="-948060" calcext:value-type="float">
            <text:p><text:s/>-948,0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51182.8308" calcext:value-type="float">
            <text:p><text:s/>-51,18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756611.4545765" calcext:value-type="float">
            <text:p><text:s/>16,756,611 <text:s/></text:p>
          </table:table-cell>
          <table:table-cell table:style-name="ce43" office:value-type="float" office:value="18007830" calcext:value-type="float">
            <text:p><text:s/>18,007,83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59184.8864" calcext:value-type="float">
            <text:p><text:s/>459,1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8793.57498462" calcext:value-type="float">
            <text:p><text:s/>2,308,7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84.3956" calcext:value-type="float">
            <text:p><text:s/>7,38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76.86" calcext:value-type="float">
            <text:p><text:s/>-77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6875.6665" calcext:value-type="float">
            <text:p><text:s/>86,876 <text:s/></text:p>
          </table:table-cell>
          <table:table-cell table:style-name="ce42" office:value-type="float" office:value="181637.840118" calcext:value-type="float">
            <text:p><text:s/>181,638 <text:s/></text:p>
          </table:table-cell>
          <table:table-cell table:style-name="ce42" office:value-type="float" office:value="35343.6007722" calcext:value-type="float">
            <text:p><text:s/>35,344 <text:s/></text:p>
          </table:table-cell>
          <table:table-cell table:style-name="ce42" office:value-type="float" office:value="19188717.15" calcext:value-type="float">
            <text:p><text:s/>19,188,717 <text:s/></text:p>
          </table:table-cell>
          <table:table-cell table:style-name="ce42" office:value-type="float" office:value="18007830" calcext:value-type="float">
            <text:p><text:s/>18,007,8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18593.55" calcext:value-type="float">
            <text:p><text:s/>18,018,594 <text:s/></text:p>
          </table:table-cell>
          <table:table-cell table:style-name="ce42" office:value-type="float" office:value="18007830" calcext:value-type="float">
            <text:p><text:s/>18,007,8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0123.6" calcext:value-type="float">
            <text:p><text:s/>1,170,1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6875.6665" calcext:value-type="float">
            <text:p><text:s/>86,876 <text:s/></text:p>
          </table:table-cell>
          <table:table-cell table:style-name="ce43" office:value-type="float" office:value="181637.840118" calcext:value-type="float">
            <text:p><text:s/>181,638 <text:s/></text:p>
          </table:table-cell>
          <table:table-cell table:style-name="ce43" office:value-type="float" office:value="35343.6007722" calcext:value-type="float">
            <text:p><text:s/>35,34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56558.3532" calcext:value-type="float">
            <text:p><text:s/>356,558 <text:s/></text:p>
          </table:table-cell>
          <table:table-cell table:style-name="ce42" office:value-type="float" office:value="418845.573384" calcext:value-type="float">
            <text:p><text:s/>418,846 <text:s/></text:p>
          </table:table-cell>
          <table:table-cell table:style-name="ce42" office:value-type="float" office:value="57510.19533" calcext:value-type="float">
            <text:p><text:s/>57,510 <text:s/></text:p>
          </table:table-cell>
          <table:table-cell table:style-name="ce42" office:value-type="float" office:value="20315995.2052835" calcext:value-type="float">
            <text:p><text:s/>20,315,9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0063.2" calcext:value-type="float">
            <text:p><text:s/>970,063 <text:s/></text:p>
          </table:table-cell>
          <table:table-cell table:style-name="ce42" office:value-type="float" office:value="588698.4624" calcext:value-type="float">
            <text:p><text:s/>588,6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56558.3532" calcext:value-type="float">
            <text:p><text:s/>356,558 <text:s/></text:p>
          </table:table-cell>
          <table:table-cell table:style-name="ce42" office:value-type="float" office:value="418845.573384" calcext:value-type="float">
            <text:p><text:s/>418,846 <text:s/></text:p>
          </table:table-cell>
          <table:table-cell table:style-name="ce42" office:value-type="float" office:value="57510.19533" calcext:value-type="float">
            <text:p><text:s/>57,510 <text:s/></text:p>
          </table:table-cell>
          <table:table-cell table:style-name="ce42" office:value-type="float" office:value="18527518.2460555" calcext:value-type="float">
            <text:p><text:s/>18,527,5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0063.2" calcext:value-type="float">
            <text:p><text:s/>970,063 <text:s/></text:p>
          </table:table-cell>
          <table:table-cell table:style-name="ce42" office:value-type="float" office:value="547445.437972" calcext:value-type="float">
            <text:p><text:s/>547,44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88476.959228" calcext:value-type="float">
            <text:p><text:s/>1,788,47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1253.024428" calcext:value-type="float">
            <text:p><text:s/>41,2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2014.96426" calcext:value-type="float">
            <text:p><text:s/>52,015 <text:s/></text:p>
          </table:table-cell>
          <table:table-cell table:style-name="ce42" office:value-type="float" office:value="117136.2948294" calcext:value-type="float">
            <text:p><text:s/>117,1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34630.6828" calcext:value-type="float">
            <text:p><text:s/>2,034,6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0063.2" calcext:value-type="float">
            <text:p><text:s/>970,063 <text:s/></text:p>
          </table:table-cell>
          <table:table-cell table:style-name="ce42" office:value-type="float" office:value="30147.3228" calcext:value-type="float">
            <text:p><text:s/>30,1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.48" calcext:value-type="float">
            <text:p><text:s/>2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9610.86" calcext:value-type="float">
            <text:p><text:s/>9,6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683.42" calcext:value-type="float">
            <text:p><text:s/>146,6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2404.10426" calcext:value-type="float">
            <text:p><text:s/>42,404 <text:s/></text:p>
          </table:table-cell>
          <table:table-cell table:style-name="ce42" office:value-type="float" office:value="117136.2948294" calcext:value-type="float">
            <text:p><text:s/>117,1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12" calcext:value-type="float">
            <text:p><text:s/>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82725.9528" calcext:value-type="float">
            <text:p><text:s/>1,882,7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0063.2" calcext:value-type="float">
            <text:p><text:s/>970,063 <text:s/></text:p>
          </table:table-cell>
          <table:table-cell table:style-name="ce42" office:value-type="float" office:value="30147.3228" calcext:value-type="float">
            <text:p><text:s/>30,1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41.01" calcext:value-type="float">
            <text:p><text:s/>4,5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3.7" calcext:value-type="float">
            <text:p><text:s/>46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51832.2134" calcext:value-type="float">
            <text:p><text:s/>151,832 <text:s/></text:p>
          </table:table-cell>
          <table:table-cell table:style-name="ce44" office:value-type="float" office:value="120071.4384366" calcext:value-type="float">
            <text:p><text:s/>120,071 <text:s/></text:p>
          </table:table-cell>
          <table:table-cell table:style-name="ce44" office:value-type="float" office:value="20586.0677925" calcext:value-type="float">
            <text:p><text:s/>20,58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5912.36904" calcext:value-type="float">
            <text:p><text:s/>65,91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580.5267653" calcext:value-type="float">
            <text:p><text:s/>1,581 <text:s/></text:p>
          </table:table-cell>
          <table:table-cell table:style-name="ce44" office:value-type="float" office:value="13540465.2520754" calcext:value-type="float">
            <text:p><text:s/>13,540,46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10351.6304" calcext:value-type="float">
            <text:p><text:s/>1,010,35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5912.36904" calcext:value-type="float">
            <text:p><text:s/>65,91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580.5267653" calcext:value-type="float">
            <text:p><text:s/>1,581 <text:s/></text:p>
          </table:table-cell>
          <table:table-cell table:style-name="ce44" office:value-type="float" office:value="10279476.9104" calcext:value-type="float">
            <text:p><text:s/>10,279,47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10351.6304" calcext:value-type="float">
            <text:p><text:s/>1,010,3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1612.82904" calcext:value-type="float">
            <text:p><text:s/>61,6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0.5267653" calcext:value-type="float">
            <text:p><text:s/>1,581 <text:s/></text:p>
          </table:table-cell>
          <table:table-cell table:style-name="ce42" office:value-type="float" office:value="3736709.2248" calcext:value-type="float">
            <text:p><text:s/>3,736,7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023.5048" calcext:value-type="float">
            <text:p><text:s/>71,0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524.14" calcext:value-type="float">
            <text:p><text:s/>55,5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04.96" calcext:value-type="float">
            <text:p><text:s/>20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1706.0256" calcext:value-type="float">
            <text:p><text:s/>381,7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7.6356" calcext:value-type="float">
            <text:p><text:s/>8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1842.6068" calcext:value-type="float">
            <text:p><text:s/>721,8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2.9168" calcext:value-type="float">
            <text:p><text:s/>3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586.4216" calcext:value-type="float">
            <text:p><text:s/>28,5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.0216" calcext:value-type="float">
            <text:p><text:s/>1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95.436" calcext:value-type="float">
            <text:p><text:s/>10,7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2.066" calcext:value-type="float">
            <text:p><text:s/>1,7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426.6884" calcext:value-type="float">
            <text:p><text:s/>359,4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7184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5.764" calcext:value-type="float">
            <text:p><text:s/>2,0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8.664" calcext:value-type="float">
            <text:p><text:s/>5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964.514" calcext:value-type="float">
            <text:p><text:s/>129,9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0.764" calcext:value-type="float">
            <text:p><text:s/>3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882.014" calcext:value-type="float">
            <text:p><text:s/>124,8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0.764" calcext:value-type="float">
            <text:p><text:s/>3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4882.014" calcext:value-type="float">
            <text:p>( 124,88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10.764" calcext:value-type="float">
            <text:p>( 31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082.5" calcext:value-type="float">
            <text:p><text:s/>5,083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453.162" calcext:value-type="float">
            <text:p><text:s/>67,4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5.752" calcext:value-type="float">
            <text:p><text:s/>2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743.2936" calcext:value-type="float">
            <text:p><text:s/>98,7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5036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22831.6168" calcext:value-type="float">
            <text:p><text:s/>722,83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087.4768" calcext:value-type="float">
            <text:p><text:s/>2,0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6349.5416" calcext:value-type="float">
            <text:p><text:s/>446,3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435.9516" calcext:value-type="float">
            <text:p><text:s/>39,4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99.418" calcext:value-type="float">
            <text:p><text:s/>35,4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.358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0850.1236" calcext:value-type="float">
            <text:p><text:s/>410,8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430.5936" calcext:value-type="float">
            <text:p><text:s/>39,4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155.7224" calcext:value-type="float">
            <text:p>( 24,15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488.9324" calcext:value-type="float">
            <text:p>( 4,48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58166.1632" calcext:value-type="float">
            <text:p>( 158,16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252.5032" calcext:value-type="float">
            <text:p>( 2,25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1407.86904" calcext:value-type="float">
            <text:p><text:s/>61,4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0.5267653" calcext:value-type="float">
            <text:p><text:s/>1,581 <text:s/></text:p>
          </table:table-cell>
          <table:table-cell table:style-name="ce42" office:value-type="float" office:value="407302.478" calcext:value-type="float">
            <text:p><text:s/>407,3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84.838" calcext:value-type="float">
            <text:p><text:s/>5,6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1407.86904" calcext:value-type="float">
            <text:p><text:s/>61,4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0.5267653" calcext:value-type="float">
            <text:p><text:s/>1,581 <text:s/></text:p>
          </table:table-cell>
          <table:table-cell table:style-name="ce42" office:value-type="float" office:value="372204.9272" calcext:value-type="float">
            <text:p><text:s/>372,2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40.4172" calcext:value-type="float">
            <text:p><text:s/>4,8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097.5508" calcext:value-type="float">
            <text:p><text:s/>35,0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4.4208" calcext:value-type="float">
            <text:p><text:s/>8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27.28" calcext:value-type="float">
            <text:p>( 32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343.8944" calcext:value-type="float">
            <text:p><text:s/>86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51.2344" calcext:value-type="float">
            <text:p><text:s/>3,25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847.9572" calcext:value-type="float">
            <text:p><text:s/>17,84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25.3772" calcext:value-type="float">
            <text:p><text:s/>1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514.106" calcext:value-type="float">
            <text:p><text:s/>50,5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87.866" calcext:value-type="float">
            <text:p><text:s/>2,2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487.3092" calcext:value-type="float">
            <text:p><text:s/>25,4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0.1392" calcext:value-type="float">
            <text:p><text:s/>8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687.7696" calcext:value-type="float">
            <text:p><text:s/>31,6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999.5796" calcext:value-type="float">
            <text:p><text:s/>13,0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5.9" calcext:value-type="float">
            <text:p><text:s/>2,0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190.6" calcext:value-type="float">
            <text:p><text:s/>90,1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97664.77" calcext:value-type="float">
            <text:p><text:s/>3,897,6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512.09" calcext:value-type="float">
            <text:p><text:s/>50,5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28966.36" calcext:value-type="float">
            <text:p><text:s/>3,628,9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51.44" calcext:value-type="float">
            <text:p><text:s/>37,8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334.88" calcext:value-type="float">
            <text:p><text:s/>180,3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2073.36" calcext:value-type="float">
            <text:p><text:s/>842,0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90.72" calcext:value-type="float">
            <text:p><text:s/>7,5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34482.64" calcext:value-type="float">
            <text:p><text:s/>834,48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65.48" calcext:value-type="float">
            <text:p><text:s/>1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3797.874" calcext:value-type="float">
            <text:p><text:s/>863,7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6.444" calcext:value-type="float">
            <text:p><text:s/>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0.96" calcext:value-type="float">
            <text:p><text:s/>1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166.8392" calcext:value-type="float">
            <text:p><text:s/>79,1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.2292" calcext:value-type="float">
            <text:p><text:s/>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42.63" calcext:value-type="float">
            <text:p><text:s/>10,2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290.42" calcext:value-type="float">
            <text:p><text:s/>27,2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43.6" calcext:value-type="float">
            <text:p><text:s/>14,8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21.64" calcext:value-type="float">
            <text:p><text:s/>12,9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6.72" calcext:value-type="float">
            <text:p><text:s/>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8673.7148" calcext:value-type="float">
            <text:p><text:s/>648,6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2148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7.8" calcext:value-type="float">
            <text:p><text:s/>3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0659.03" calcext:value-type="float">
            <text:p><text:s/>70,65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134.06" calcext:value-type="float">
            <text:p><text:s/>4,134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39231.6816" calcext:value-type="float">
            <text:p><text:s/>939,23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939231.6816" calcext:value-type="float">
            <text:p><text:s/>939,2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60988.34167542" calcext:value-type="float">
            <text:p><text:s/>3,260,9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60988.34167542" calcext:value-type="float">
            <text:p><text:s/>3,260,9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84464.2" calcext:value-type="float">
            <text:p>( 2,084,46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40303.776" calcext:value-type="float">
            <text:p><text:s/>5,240,3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40303.776" calcext:value-type="float">
            <text:p><text:s/>5,240,3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961.92" calcext:value-type="float">
            <text:p><text:s/>678,9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77383.2" calcext:value-type="float">
            <text:p><text:s/>77,3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89524.16" calcext:value-type="float">
            <text:p><text:s/>289,5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04.80248" calcext:value-type="float">
            <text:p><text:s/>-105 <text:s/></text:p>
          </table:table-cell>
          <table:table-cell table:style-name="ce42" office:value-type="float" office:value="1394.94" calcext:value-type="float">
            <text:p><text:s/>1,395 <text:s/></text:p>
          </table:table-cell>
          <table:table-cell table:style-name="ce42" office:value-type="float" office:value="242456.916" calcext:value-type="float">
            <text:p><text:s/>242,457 <text:s/></text:p>
          </table:table-cell>
          <table:table-cell table:style-name="ce42" office:value-type="float" office:value="33569.8228" calcext:value-type="float">
            <text:p><text:s/>33,5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0.5" calcext:value-type="float">
            <text:p><text:s/>4,181 <text:s/></text:p>
          </table:table-cell>
          <table:table-cell table:style-name="ce42" office:value-type="float" office:value="20847.9603955607" calcext:value-type="float">
            <text:p><text:s/>20,848 <text:s/></text:p>
          </table:table-cell>
          <table:table-cell table:style-name="ce42" office:value-type="float" office:value="80816.0396044393" calcext:value-type="float">
            <text:p><text:s/>80,816 <text:s/></text:p>
          </table:table-cell>
          <table:table-cell table:style-name="ce42" office:value-type="float" office:value="-2797.35" calcext:value-type="float">
            <text:p><text:s/>-2,79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4.80248" calcext:value-type="float">
            <text:p><text:s/>105 <text:s/></text:p>
          </table:table-cell>
          <table:table-cell table:style-name="ce43" office:value-type="float" office:value="-1394.94" calcext:value-type="float">
            <text:p><text:s/>-1,395 <text:s/></text:p>
          </table:table-cell>
          <table:table-cell table:style-name="ce43" office:value-type="float" office:value="436505.004" calcext:value-type="float">
            <text:p><text:s/>436,505 <text:s/></text:p>
          </table:table-cell>
          <table:table-cell table:style-name="ce43" office:value-type="float" office:value="-33569.8228" calcext:value-type="float">
            <text:p><text:s/>-33,57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180.5" calcext:value-type="float">
            <text:p><text:s/>-4,181 <text:s/></text:p>
          </table:table-cell>
          <table:table-cell table:style-name="ce43" office:value-type="float" office:value="-20847.9603955607" calcext:value-type="float">
            <text:p><text:s/>-20,848 <text:s/></text:p>
          </table:table-cell>
          <table:table-cell table:style-name="ce43" office:value-type="float" office:value="-447723.399604439" calcext:value-type="float">
            <text:p><text:s/>-447,723 <text:s/></text:p>
          </table:table-cell>
          <table:table-cell table:style-name="ce43" office:value-type="float" office:value="2797.35" calcext:value-type="float">
            <text:p><text:s/>2,79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1728.504" calcext:value-type="float">
            <text:p><text:s/>991,729 <text:s/></text:p>
          </table:table-cell>
          <table:table-cell table:style-name="ce42" office:value-type="float" office:value="114198.24" calcext:value-type="float">
            <text:p><text:s/>114,1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9.25" calcext:value-type="float">
            <text:p><text:s/>989 <text:s/></text:p>
          </table:table-cell>
          <table:table-cell table:style-name="ce42" office:value-type="float" office:value="6868.22232660586" calcext:value-type="float">
            <text:p><text:s/>6,868 <text:s/></text:p>
          </table:table-cell>
          <table:table-cell table:style-name="ce42" office:value-type="float" office:value="31414.1776733941" calcext:value-type="float">
            <text:p><text:s/>31,414 <text:s/></text:p>
          </table:table-cell>
          <table:table-cell table:style-name="ce42" office:value-type="float" office:value="298.35" calcext:value-type="float">
            <text:p><text:s/>29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63.55" calcext:value-type="float">
            <text:p><text:s/>10,7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63.55" calcext:value-type="float">
            <text:p><text:s/>10,7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10.36" calcext:value-type="float">
            <text:p><text:s/>14,410 <text:s/></text:p>
          </table:table-cell>
          <table:table-cell table:style-name="ce42" office:value-type="float" office:value="2639996.58" calcext:value-type="float">
            <text:p><text:s/>2,639,997 <text:s/></text:p>
          </table:table-cell>
          <table:table-cell table:style-name="ce42" office:value-type="float" office:value="2321406.5428" calcext:value-type="float">
            <text:p><text:s/>2,321,4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80.75" calcext:value-type="float">
            <text:p><text:s/>22,981 <text:s/></text:p>
          </table:table-cell>
          <table:table-cell table:style-name="ce42" office:value-type="float" office:value="141500.458642167" calcext:value-type="float">
            <text:p><text:s/>141,500 <text:s/></text:p>
          </table:table-cell>
          <table:table-cell table:style-name="ce42" office:value-type="float" office:value="582001.141357833" calcext:value-type="float">
            <text:p><text:s/>582,001 <text:s/></text:p>
          </table:table-cell>
          <table:table-cell table:style-name="ce42" office:value-type="float" office:value="82773.85" calcext:value-type="float">
            <text:p><text:s/>82,7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10.36" calcext:value-type="float">
            <text:p><text:s/>14,410 <text:s/></text:p>
          </table:table-cell>
          <table:table-cell table:style-name="ce42" office:value-type="float" office:value="2639996.58" calcext:value-type="float">
            <text:p><text:s/>2,639,997 <text:s/></text:p>
          </table:table-cell>
          <table:table-cell table:style-name="ce42" office:value-type="float" office:value="599995.2544" calcext:value-type="float">
            <text:p><text:s/>599,9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80.75" calcext:value-type="float">
            <text:p><text:s/>22,981 <text:s/></text:p>
          </table:table-cell>
          <table:table-cell table:style-name="ce42" office:value-type="float" office:value="141500.458642167" calcext:value-type="float">
            <text:p><text:s/>141,500 <text:s/></text:p>
          </table:table-cell>
          <table:table-cell table:style-name="ce42" office:value-type="float" office:value="582001.141357833" calcext:value-type="float">
            <text:p><text:s/>582,001 <text:s/></text:p>
          </table:table-cell>
          <table:table-cell table:style-name="ce42" office:value-type="float" office:value="82773.85" calcext:value-type="float">
            <text:p><text:s/>82,77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21411.2884" calcext:value-type="float">
            <text:p><text:s/>1,721,41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1.87" calcext:value-type="float">
            <text:p><text:s/>2,2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13.48" calcext:value-type="float">
            <text:p><text:s/>10,1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6" calcext:value-type="float">
            <text:p><text:s/>18 <text:s/></text:p>
          </table:table-cell>
          <table:table-cell table:style-name="ce42" office:value-type="float" office:value="198.05" calcext:value-type="float">
            <text:p><text:s/>1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.96" calcext:value-type="float">
            <text:p><text:s/>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.02" calcext:value-type="float">
            <text:p><text:s/>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.4" calcext:value-type="float">
            <text:p><text:s/>1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1.87" calcext:value-type="float">
            <text:p><text:s/>2,2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49.24" calcext:value-type="float">
            <text:p><text:s/>5,3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6" calcext:value-type="float">
            <text:p><text:s/>18 <text:s/></text:p>
          </table:table-cell>
          <table:table-cell table:style-name="ce42" office:value-type="float" office:value="68" calcext:value-type="float">
            <text:p><text:s/>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3.36" calcext:value-type="float">
            <text:p><text:s/>4,5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.65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8.34" calcext:value-type="float">
            <text:p><text:s/>15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4.80248" calcext:value-type="float">
            <text:p><text:s/>10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84773.08" calcext:value-type="float">
            <text:p><text:s/>2,084,773 <text:s/></text:p>
          </table:table-cell>
          <table:table-cell table:style-name="ce44" office:value-type="float" office:value="2163525" calcext:value-type="float">
            <text:p><text:s/>2,163,52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7811" calcext:value-type="float">
            <text:p><text:s/>17,811 <text:s/></text:p>
          </table:table-cell>
          <table:table-cell table:style-name="ce44" office:value-type="float" office:value="113784.27592" calcext:value-type="float">
            <text:p><text:s/>113,784 <text:s/></text:p>
          </table:table-cell>
          <table:table-cell table:style-name="ce44" office:value-type="float" office:value="102845.96408" calcext:value-type="float">
            <text:p><text:s/>102,846 <text:s/></text:p>
          </table:table-cell>
          <table:table-cell table:style-name="ce44" office:value-type="float" office:value="85074.8" calcext:value-type="float">
            <text:p><text:s/>85,07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4.80248" calcext:value-type="float">
            <text:p><text:s/>10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8.88" calcext:value-type="float">
            <text:p><text:s/>309 <text:s/></text:p>
          </table:table-cell>
          <table:table-cell table:style-name="ce44" office:value-type="float" office:value="2163525" calcext:value-type="float">
            <text:p><text:s/>2,163,52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7811" calcext:value-type="float">
            <text:p><text:s/>17,811 <text:s/></text:p>
          </table:table-cell>
          <table:table-cell table:style-name="ce44" office:value-type="float" office:value="113784.27592" calcext:value-type="float">
            <text:p><text:s/>113,784 <text:s/></text:p>
          </table:table-cell>
          <table:table-cell table:style-name="ce44" office:value-type="float" office:value="102845.96408" calcext:value-type="float">
            <text:p><text:s/>102,846 <text:s/></text:p>
          </table:table-cell>
          <table:table-cell table:style-name="ce44" office:value-type="float" office:value="85074.8" calcext:value-type="float">
            <text:p><text:s/>85,0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.88" calcext:value-type="float">
            <text:p><text:s/>309 <text:s/></text:p>
          </table:table-cell>
          <table:table-cell table:style-name="ce42" office:value-type="float" office:value="16452.54" calcext:value-type="float">
            <text:p><text:s/>16,4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088.7" calcext:value-type="float">
            <text:p><text:s/>12,0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0.08" calcext:value-type="float">
            <text:p><text:s/>3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8.82" calcext:value-type="float">
            <text:p><text:s/>1,8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90.05" calcext:value-type="float">
            <text:p><text:s/>4,8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5.62" calcext:value-type="float">
            <text:p><text:s/>6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.35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.74" calcext:value-type="float">
            <text:p><text:s/>1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.9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.6" calcext:value-type="float">
            <text:p><text:s/>1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.05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8.04" calcext:value-type="float">
            <text:p><text:s/>6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.25" calcext:value-type="float">
            <text:p><text:s/>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.92" calcext:value-type="float">
            <text:p><text:s/>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7.18" calcext:value-type="float">
            <text:p><text:s/>2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.45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1.72" calcext:value-type="float">
            <text:p><text:s/>2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.45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91.72" calcext:value-type="float">
            <text:p>( 29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1.45" calcext:value-type="float">
            <text:p>( 3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.46" calcext:value-type="float">
            <text:p><text:s/>5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.18" calcext:value-type="float">
            <text:p><text:s/>1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1.15" calcext:value-type="float">
            <text:p><text:s/>4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.14" calcext:value-type="float">
            <text:p><text:s/>2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482.78" calcext:value-type="float">
            <text:p><text:s/>1,483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6" calcext:value-type="float">
            <text:p><text:s/>5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3.9" calcext:value-type="float">
            <text:p><text:s/>3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.1" calcext:value-type="float">
            <text:p><text:s/>1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3.4" calcext:value-type="float">
            <text:p>( 2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.55" calcext:value-type="float">
            <text:p>( 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5.1" calcext:value-type="float">
            <text:p>( 35 <text:s/>)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.88" calcext:value-type="float">
            <text:p><text:s/>309 <text:s/></text:p>
          </table:table-cell>
          <table:table-cell table:style-name="ce42" office:value-type="float" office:value="588.12" calcext:value-type="float">
            <text:p><text:s/>5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75.8" calcext:value-type="float">
            <text:p><text:s/>6,0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4.1" calcext:value-type="float">
            <text:p><text:s/>4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32.45" calcext:value-type="float">
            <text:p><text:s/>6,0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.88" calcext:value-type="float">
            <text:p><text:s/>309 <text:s/></text:p>
          </table:table-cell>
          <table:table-cell table:style-name="ce42" office:value-type="float" office:value="124.02" calcext:value-type="float">
            <text:p><text:s/>1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.35" calcext:value-type="float">
            <text:p><text:s/>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08.88" calcext:value-type="float">
            <text:p>( 30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7.14" calcext:value-type="float">
            <text:p><text:s/>5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7.2" calcext:value-type="float">
            <text:p><text:s/>19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42.42" calcext:value-type="float">
            <text:p><text:s/>34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24.28" calcext:value-type="float">
            <text:p><text:s/>1,4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2.8" calcext:value-type="float">
            <text:p><text:s/>1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42.46" calcext:value-type="float">
            <text:p><text:s/>3,2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.35" calcext:value-type="float">
            <text:p><text:s/>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.78" calcext:value-type="float">
            <text:p><text:s/>1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.25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8.54" calcext:value-type="float">
            <text:p><text:s/>1,3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3.7" calcext:value-type="float">
            <text:p><text:s/>2,2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.1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2943.24" calcext:value-type="float">
            <text:p><text:s/>2,042,9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80.25" calcext:value-type="float">
            <text:p><text:s/>3,3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131.84" calcext:value-type="float">
            <text:p><text:s/>47,1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80.25" calcext:value-type="float">
            <text:p><text:s/>3,3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131.84" calcext:value-type="float">
            <text:p><text:s/>47,1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2943.24" calcext:value-type="float">
            <text:p><text:s/>2,042,9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5.84" calcext:value-type="float">
            <text:p><text:s/>1,0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7.12" calcext:value-type="float">
            <text:p><text:s/>1,0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.72" calcext:value-type="float">
            <text:p><text:s/>1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04.80248" calcext:value-type="float">
            <text:p><text:s/>10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093.38" calcext:value-type="float">
            <text:p><text:s/>103,0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30.75" calcext:value-type="float">
            <text:p><text:s/>14,431 <text:s/></text:p>
          </table:table-cell>
          <table:table-cell table:style-name="ce42" office:value-type="float" office:value="113784.27592" calcext:value-type="float">
            <text:p><text:s/>113,784 <text:s/></text:p>
          </table:table-cell>
          <table:table-cell table:style-name="ce42" office:value-type="float" office:value="55714.12408" calcext:value-type="float">
            <text:p><text:s/>55,714 <text:s/></text:p>
          </table:table-cell>
          <table:table-cell table:style-name="ce42" office:value-type="float" office:value="72979.3" calcext:value-type="float">
            <text:p><text:s/>72,9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01.309064" calcext:value-type="float">
            <text:p><text:s/>1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6129.25" calcext:value-type="float">
            <text:p><text:s/>36,1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.76" calcext:value-type="float">
            <text:p><text:s/>2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.55" calcext:value-type="float">
            <text:p><text:s/>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0.7" calcext:value-type="float">
            <text:p><text:s/>4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79.54" calcext:value-type="float">
            <text:p><text:s/>8,3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3.64" calcext:value-type="float">
            <text:p><text:s/>3,3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.493416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076.4" calcext:value-type="float">
            <text:p><text:s/>79,0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30.75" calcext:value-type="float">
            <text:p><text:s/>14,431 <text:s/></text:p>
          </table:table-cell>
          <table:table-cell table:style-name="ce42" office:value-type="float" office:value="113784.27592" calcext:value-type="float">
            <text:p><text:s/>113,784 <text:s/></text:p>
          </table:table-cell>
          <table:table-cell table:style-name="ce42" office:value-type="float" office:value="55714.12408" calcext:value-type="float">
            <text:p><text:s/>55,714 <text:s/></text:p>
          </table:table-cell>
          <table:table-cell table:style-name="ce42" office:value-type="float" office:value="34158.95" calcext:value-type="float">
            <text:p><text:s/>34,15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585.34" calcext:value-type="float">
            <text:p><text:s/>11,58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601.85" calcext:value-type="float">
            <text:p><text:s/>2,602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4464.2" calcext:value-type="float">
            <text:p><text:s/>2,084,4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4464.2" calcext:value-type="float">
            <text:p><text:s/>2,084,4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84464.2" calcext:value-type="float">
            <text:p>( 2,084,46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62165.52" calcext:value-type="float">
            <text:p><text:s/>162,166 <text:s/></text:p>
          </table:table-cell>
          <table:table-cell table:style-name="ce42" office:value-type="float" office:value="311785.24" calcext:value-type="float">
            <text:p><text:s/>311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571.2" calcext:value-type="float">
            <text:p><text:s/>75,5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58.4" calcext:value-type="float">
            <text:p><text:s/>10,3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73.3" calcext:value-type="float">
            <text:p><text:s/>31,1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3866.72" calcext:value-type="float">
            <text:p><text:s/>3,867 <text:s/></text:p>
          </table:table-cell>
          <table:table-cell table:style-name="ce42" office:value-type="float" office:value="1328178.24" calcext:value-type="float">
            <text:p><text:s/>1,328,1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886.9899405941" calcext:value-type="float">
            <text:p><text:s/>98,887 <text:s/></text:p>
          </table:table-cell>
          <table:table-cell table:style-name="ce42" office:value-type="float" office:value="229646" calcext:value-type="float">
            <text:p><text:s/>229,6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724.173913043" calcext:value-type="float">
            <text:p><text:s/>141,7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52782.4" calcext:value-type="float">
            <text:p><text:s/>52,782 <text:s/></text:p>
          </table:table-cell>
          <table:table-cell table:style-name="ce42" office:value-type="float" office:value="457859.16" calcext:value-type="float">
            <text:p><text:s/>457,8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7.2" calcext:value-type="float">
            <text:p><text:s/>2,4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64555.6" calcext:value-type="float">
            <text:p><text:s/>164,556 <text:s/></text:p>
          </table:table-cell>
          <table:table-cell table:style-name="ce42" office:value-type="float" office:value="-402331.215384615" calcext:value-type="float">
            <text:p><text:s/>-402,3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416.1045544555" calcext:value-type="float">
            <text:p><text:s/>49,416 <text:s/></text:p>
          </table:table-cell>
          <table:table-cell table:style-name="ce42" office:value-type="float" office:value="1920" calcext:value-type="float">
            <text:p><text:s/>1,920 <text:s/></text:p>
          </table:table-cell>
          <table:table-cell table:style-name="ce42" office:value-type="float" office:value="13510.74" calcext:value-type="float">
            <text:p><text:s/>13,5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560.7100000001" calcext:value-type="float">
            <text:p><text:s/>90,56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59039.2" calcext:value-type="float">
            <text:p><text:s/>-59,039 <text:s/></text:p>
          </table:table-cell>
          <table:table-cell table:style-name="ce43" office:value-type="float" office:value="-1071920.94461538" calcext:value-type="float">
            <text:p><text:s/>-1,071,92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75199.0944950495" calcext:value-type="float">
            <text:p><text:s/>-75,199 <text:s/></text:p>
          </table:table-cell>
          <table:table-cell table:style-name="ce43" office:value-type="float" office:value="-231566" calcext:value-type="float">
            <text:p><text:s/>-231,566 <text:s/></text:p>
          </table:table-cell>
          <table:table-cell table:style-name="ce43" office:value-type="float" office:value="-3152.34" calcext:value-type="float">
            <text:p><text:s/>-3,15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01111.583913044" calcext:value-type="float">
            <text:p><text:s/>-201,1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69389.76" calcext:value-type="float">
            <text:p><text:s/>69,390 <text:s/></text:p>
          </table:table-cell>
          <table:table-cell table:style-name="ce42" office:value-type="float" office:value="1007150.25538462" calcext:value-type="float">
            <text:p><text:s/>1,007,1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54.47" calcext:value-type="float">
            <text:p><text:s/>9,0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317.95" calcext:value-type="float">
            <text:p><text:s/>70,31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2396" calcext:value-type="float">
            <text:p><text:s/>22,396 <text:s/></text:p>
          </table:table-cell>
          <table:table-cell table:style-name="ce42" office:value-type="float" office:value="1147727.6" calcext:value-type="float">
            <text:p><text:s/>1,147,7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2396" calcext:value-type="float">
            <text:p><text:s/>22,396 <text:s/></text:p>
          </table:table-cell>
          <table:table-cell table:style-name="ce42" office:value-type="float" office:value="1147727.6" calcext:value-type="float">
            <text:p><text:s/>1,147,7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813690" calcext:value-type="float">
            <text:p><text:s/>2,813,690 <text:s/></text:p>
          </table:table-cell>
          <table:table-cell table:style-name="ce42" office:value-type="float" office:value="8371548.28" calcext:value-type="float">
            <text:p><text:s/>8,371,5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8190.574257426" calcext:value-type="float">
            <text:p><text:s/>258,191 <text:s/></text:p>
          </table:table-cell>
          <table:table-cell table:style-name="ce42" office:value-type="float" office:value="592604" calcext:value-type="float">
            <text:p><text:s/>592,604 <text:s/></text:p>
          </table:table-cell>
          <table:table-cell table:style-name="ce42" office:value-type="float" office:value="33509.59" calcext:value-type="float">
            <text:p><text:s/>33,5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2621.415826087" calcext:value-type="float">
            <text:p><text:s/>882,6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798927.4792" calcext:value-type="float">
            <text:p><text:s/>2,798,927 <text:s/></text:p>
          </table:table-cell>
          <table:table-cell table:style-name="ce42" office:value-type="float" office:value="8371548.28" calcext:value-type="float">
            <text:p><text:s/>8,371,5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8190.574257426" calcext:value-type="float">
            <text:p><text:s/>258,191 <text:s/></text:p>
          </table:table-cell>
          <table:table-cell table:style-name="ce42" office:value-type="float" office:value="592604" calcext:value-type="float">
            <text:p><text:s/>592,604 <text:s/></text:p>
          </table:table-cell>
          <table:table-cell table:style-name="ce42" office:value-type="float" office:value="33509.59" calcext:value-type="float">
            <text:p><text:s/>33,5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1571.290226087" calcext:value-type="float">
            <text:p><text:s/>871,57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4762.5208" calcext:value-type="float">
            <text:p><text:s/>14,76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1050.1256" calcext:value-type="float">
            <text:p><text:s/>11,0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410.24" calcext:value-type="float">
            <text:p><text:s/>27,410 <text:s/></text:p>
          </table:table-cell>
          <table:table-cell table:style-name="ce42" office:value-type="float" office:value="994428.92" calcext:value-type="float">
            <text:p><text:s/>994,4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79.52" calcext:value-type="float">
            <text:p><text:s/>18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50.88" calcext:value-type="float">
            <text:p><text:s/>1,651 <text:s/></text:p>
          </table:table-cell>
          <table:table-cell table:style-name="ce42" office:value-type="float" office:value="144864.12" calcext:value-type="float">
            <text:p><text:s/>144,8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10.56" calcext:value-type="float">
            <text:p><text:s/>1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5263.92" calcext:value-type="float">
            <text:p><text:s/>25,264 <text:s/></text:p>
          </table:table-cell>
          <table:table-cell table:style-name="ce42" office:value-type="float" office:value="849564.8" calcext:value-type="float">
            <text:p><text:s/>849,5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05.36" calcext:value-type="float">
            <text:p><text:s/>305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635454.8" calcext:value-type="float">
            <text:p><text:s/>2,635,455 <text:s/></text:p>
          </table:table-cell>
          <table:table-cell table:style-name="ce44" office:value-type="float" office:value="4150320.56" calcext:value-type="float">
            <text:p><text:s/>4,150,32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82991.479762376" calcext:value-type="float">
            <text:p><text:s/>182,991 <text:s/></text:p>
          </table:table-cell>
          <table:table-cell table:style-name="ce44" office:value-type="float" office:value="361038" calcext:value-type="float">
            <text:p><text:s/>361,038 <text:s/></text:p>
          </table:table-cell>
          <table:table-cell table:style-name="ce44" office:value-type="float" office:value="21302.78" calcext:value-type="float">
            <text:p><text:s/>21,303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11191.881913044" calcext:value-type="float">
            <text:p><text:s/>611,19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635454.8" calcext:value-type="float">
            <text:p><text:s/>2,635,455 <text:s/></text:p>
          </table:table-cell>
          <table:table-cell table:style-name="ce44" office:value-type="float" office:value="4150320.56" calcext:value-type="float">
            <text:p><text:s/>4,150,321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02092.88" calcext:value-type="float">
            <text:p><text:s/>202,093 <text:s/></text:p>
          </table:table-cell>
          <table:table-cell table:style-name="ce42" office:value-type="float" office:value="3434742.72" calcext:value-type="float">
            <text:p><text:s/>3,434,7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7226.32" calcext:value-type="float">
            <text:p><text:s/>27,226 <text:s/></text:p>
          </table:table-cell>
          <table:table-cell table:style-name="ce42" office:value-type="float" office:value="27956.04" calcext:value-type="float">
            <text:p><text:s/>27,9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6532" calcext:value-type="float">
            <text:p><text:s/>26,532 <text:s/></text:p>
          </table:table-cell>
          <table:table-cell table:style-name="ce42" office:value-type="float" office:value="347627.52" calcext:value-type="float">
            <text:p><text:s/>347,6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1165.44" calcext:value-type="float">
            <text:p><text:s/>11,165 <text:s/></text:p>
          </table:table-cell>
          <table:table-cell table:style-name="ce42" office:value-type="float" office:value="709558.28" calcext:value-type="float">
            <text:p><text:s/>709,5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27.92" calcext:value-type="float">
            <text:p><text:s/>228 <text:s/></text:p>
          </table:table-cell>
          <table:table-cell table:style-name="ce42" office:value-type="float" office:value="28107.84" calcext:value-type="float">
            <text:p><text:s/>28,1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153.36" calcext:value-type="float">
            <text:p><text:s/>2,153 <text:s/></text:p>
          </table:table-cell>
          <table:table-cell table:style-name="ce42" office:value-type="float" office:value="6746.36" calcext:value-type="float">
            <text:p><text:s/>6,7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430.48" calcext:value-type="float">
            <text:p><text:s/>5,430 <text:s/></text:p>
          </table:table-cell>
          <table:table-cell table:style-name="ce42" office:value-type="float" office:value="353243.2" calcext:value-type="float">
            <text:p><text:s/>353,2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16" calcext:value-type="float">
            <text:p><text:s/>616 <text:s/></text:p>
          </table:table-cell>
          <table:table-cell table:style-name="ce42" office:value-type="float" office:value="716.68" calcext:value-type="float">
            <text:p><text:s/>7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360.48" calcext:value-type="float">
            <text:p><text:s/>1,360 <text:s/></text:p>
          </table:table-cell>
          <table:table-cell table:style-name="ce42" office:value-type="float" office:value="127964.64" calcext:value-type="float">
            <text:p><text:s/>127,9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29.36" calcext:value-type="float">
            <text:p><text:s/>1,229 <text:s/></text:p>
          </table:table-cell>
          <table:table-cell table:style-name="ce42" office:value-type="float" office:value="123018.72" calcext:value-type="float">
            <text:p><text:s/>123,0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229.36" calcext:value-type="float">
            <text:p>( 1,229 <text:s/>)</text:p>
          </table:table-cell>
          <table:table-cell table:style-name="ce45" office:value-type="float" office:value="123018.72" calcext:value-type="float">
            <text:p>( 123,01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31.12" calcext:value-type="float">
            <text:p><text:s/>131 <text:s/></text:p>
          </table:table-cell>
          <table:table-cell table:style-name="ce46" office:value-type="float" office:value="4945.92" calcext:value-type="float">
            <text:p><text:s/>4,94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45.6" calcext:value-type="float">
            <text:p><text:s/>546 <text:s/></text:p>
          </table:table-cell>
          <table:table-cell table:style-name="ce42" office:value-type="float" office:value="66050.48" calcext:value-type="float">
            <text:p><text:s/>66,0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07.76" calcext:value-type="float">
            <text:p><text:s/>508 <text:s/></text:p>
          </table:table-cell>
          <table:table-cell table:style-name="ce42" office:value-type="float" office:value="97968.04" calcext:value-type="float">
            <text:p><text:s/>97,9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5021.6" calcext:value-type="float">
            <text:p><text:s/>15,022 <text:s/></text:p>
          </table:table-cell>
          <table:table-cell table:style-name="ce46" office:value-type="float" office:value="704239.76" calcext:value-type="float">
            <text:p><text:s/>704,24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5236.64" calcext:value-type="float">
            <text:p><text:s/>25,237 <text:s/></text:p>
          </table:table-cell>
          <table:table-cell table:style-name="ce42" office:value-type="float" office:value="381128.4" calcext:value-type="float">
            <text:p><text:s/>381,1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0760.64" calcext:value-type="float">
            <text:p><text:s/>10,761 <text:s/></text:p>
          </table:table-cell>
          <table:table-cell table:style-name="ce42" office:value-type="float" office:value="24339.52" calcext:value-type="float">
            <text:p><text:s/>24,3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4476" calcext:value-type="float">
            <text:p><text:s/>14,476 <text:s/></text:p>
          </table:table-cell>
          <table:table-cell table:style-name="ce42" office:value-type="float" office:value="356788.88" calcext:value-type="float">
            <text:p><text:s/>356,7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745.92" calcext:value-type="float">
            <text:p>( 1,746 <text:s/>)</text:p>
          </table:table-cell>
          <table:table-cell table:style-name="ce45" office:value-type="float" office:value="17894.92" calcext:value-type="float">
            <text:p>( 17,89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404.16" calcext:value-type="float">
            <text:p>( 2,404 <text:s/>)</text:p>
          </table:table-cell>
          <table:table-cell table:style-name="ce47" office:value-type="float" office:value="153474.4" calcext:value-type="float">
            <text:p>( 153,474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095.2" calcext:value-type="float">
            <text:p><text:s/>16,095 <text:s/></text:p>
          </table:table-cell>
          <table:table-cell table:style-name="ce42" office:value-type="float" office:value="378549.64" calcext:value-type="float">
            <text:p><text:s/>378,5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828.32" calcext:value-type="float">
            <text:p><text:s/>13,828 <text:s/></text:p>
          </table:table-cell>
          <table:table-cell table:style-name="ce42" office:value-type="float" office:value="347039.64" calcext:value-type="float">
            <text:p><text:s/>347,0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266.88" calcext:value-type="float">
            <text:p><text:s/>2,267 <text:s/></text:p>
          </table:table-cell>
          <table:table-cell table:style-name="ce42" office:value-type="float" office:value="31510" calcext:value-type="float">
            <text:p><text:s/>31,5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8.4" calcext:value-type="float">
            <text:p>( 1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662.24" calcext:value-type="float">
            <text:p><text:s/>4,662 <text:s/></text:p>
          </table:table-cell>
          <table:table-cell table:style-name="ce42" office:value-type="float" office:value="77716.08" calcext:value-type="float">
            <text:p><text:s/>77,7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983.44" calcext:value-type="float">
            <text:p><text:s/>4,983 <text:s/></text:p>
          </table:table-cell>
          <table:table-cell table:style-name="ce46" office:value-type="float" office:value="12393.32" calcext:value-type="float">
            <text:p><text:s/>12,39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815.68" calcext:value-type="float">
            <text:p><text:s/>3,816 <text:s/></text:p>
          </table:table-cell>
          <table:table-cell table:style-name="ce42" office:value-type="float" office:value="42843.48" calcext:value-type="float">
            <text:p><text:s/>42,8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6369.44" calcext:value-type="float">
            <text:p><text:s/>6,369 <text:s/></text:p>
          </table:table-cell>
          <table:table-cell table:style-name="ce42" office:value-type="float" office:value="14927.92" calcext:value-type="float">
            <text:p><text:s/>14,9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948.64" calcext:value-type="float">
            <text:p><text:s/>949 <text:s/></text:p>
          </table:table-cell>
          <table:table-cell table:style-name="ce42" office:value-type="float" office:value="17600.52" calcext:value-type="float">
            <text:p><text:s/>17,6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584.32" calcext:value-type="float">
            <text:p><text:s/>584 <text:s/></text:p>
          </table:table-cell>
          <table:table-cell table:style-name="ce42" office:value-type="float" office:value="103.04" calcext:value-type="float">
            <text:p><text:s/>1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8610.32" calcext:value-type="float">
            <text:p><text:s/>48,610 <text:s/></text:p>
          </table:table-cell>
          <table:table-cell table:style-name="ce42" office:value-type="float" office:value="39301.48" calcext:value-type="float">
            <text:p><text:s/>39,3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632189.68" calcext:value-type="float">
            <text:p><text:s/>1,632,190 <text:s/></text:p>
          </table:table-cell>
          <table:table-cell table:style-name="ce42" office:value-type="float" office:value="172019.76" calcext:value-type="float">
            <text:p><text:s/>172,0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586023.12" calcext:value-type="float">
            <text:p><text:s/>1,586,02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7851.44" calcext:value-type="float">
            <text:p><text:s/>37,85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315.12" calcext:value-type="float">
            <text:p><text:s/>8,315 <text:s/></text:p>
          </table:table-cell>
          <table:table-cell table:style-name="ce42" office:value-type="float" office:value="172019.76" calcext:value-type="float">
            <text:p><text:s/>172,0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68524.88" calcext:value-type="float">
            <text:p><text:s/>568,525 <text:s/></text:p>
          </table:table-cell>
          <table:table-cell table:style-name="ce42" office:value-type="float" office:value="272505.84" calcext:value-type="float">
            <text:p><text:s/>272,5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835.04" calcext:value-type="float">
            <text:p><text:s/>3,835 <text:s/></text:p>
          </table:table-cell>
          <table:table-cell table:style-name="ce42" office:value-type="float" office:value="2735.16" calcext:value-type="float">
            <text:p><text:s/>2,7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564689.84" calcext:value-type="float">
            <text:p><text:s/>564,690 <text:s/></text:p>
          </table:table-cell>
          <table:table-cell table:style-name="ce43" office:value-type="float" office:value="269770.68" calcext:value-type="float">
            <text:p><text:s/>269,77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32647.36" calcext:value-type="float">
            <text:p><text:s/>232,647 <text:s/></text:p>
          </table:table-cell>
          <table:table-cell table:style-name="ce42" office:value-type="float" office:value="271052.24" calcext:value-type="float">
            <text:p><text:s/>271,0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645.76" calcext:value-type="float">
            <text:p><text:s/>6,646 <text:s/></text:p>
          </table:table-cell>
          <table:table-cell table:style-name="ce42" office:value-type="float" office:value="36298.6" calcext:value-type="float">
            <text:p><text:s/>36,2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6647.52" calcext:value-type="float">
            <text:p><text:s/>6,648 <text:s/></text:p>
          </table:table-cell>
          <table:table-cell table:style-name="ce42" office:value-type="float" office:value="3279.8" calcext:value-type="float">
            <text:p><text:s/>3,2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26808.32" calcext:value-type="float">
            <text:p><text:s/>26,808 <text:s/></text:p>
          </table:table-cell>
          <table:table-cell table:style-name="ce42" office:value-type="float" office:value="41.4" calcext:value-type="float">
            <text:p><text:s/>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4304.96" calcext:value-type="float">
            <text:p><text:s/>4,305 <text:s/></text:p>
          </table:table-cell>
          <table:table-cell table:style-name="ce42" office:value-type="float" office:value="2157.4" calcext:value-type="float">
            <text:p><text:s/>2,1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112.8" calcext:value-type="float">
            <text:p><text:s/>5,113 <text:s/></text:p>
          </table:table-cell>
          <table:table-cell table:style-name="ce42" office:value-type="float" office:value="4425.2" calcext:value-type="float">
            <text:p><text:s/>4,4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0872.8" calcext:value-type="float">
            <text:p><text:s/>160,873 <text:s/></text:p>
          </table:table-cell>
          <table:table-cell table:style-name="ce42" office:value-type="float" office:value="190633.2" calcext:value-type="float">
            <text:p><text:s/>190,6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2255.2" calcext:value-type="float">
            <text:p><text:s/>22,255 <text:s/></text:p>
          </table:table-cell>
          <table:table-cell table:style-name="ce43" office:value-type="float" office:value="34216.64" calcext:value-type="float">
            <text:p><text:s/>34,21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991.479762376" calcext:value-type="float">
            <text:p><text:s/>182,991 <text:s/></text:p>
          </table:table-cell>
          <table:table-cell table:style-name="ce42" office:value-type="float" office:value="361038" calcext:value-type="float">
            <text:p><text:s/>361,038 <text:s/></text:p>
          </table:table-cell>
          <table:table-cell table:style-name="ce42" office:value-type="float" office:value="21302.78" calcext:value-type="float">
            <text:p><text:s/>21,3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1191.881913044" calcext:value-type="float">
            <text:p><text:s/>611,19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991.479762376" calcext:value-type="float">
            <text:p><text:s/>182,991 <text:s/></text:p>
          </table:table-cell>
          <table:table-cell table:style-name="ce42" office:value-type="float" office:value="361038" calcext:value-type="float">
            <text:p><text:s/>361,038 <text:s/></text:p>
          </table:table-cell>
          <table:table-cell table:style-name="ce42" office:value-type="float" office:value="21302.78" calcext:value-type="float">
            <text:p><text:s/>21,3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1191.881913044" calcext:value-type="float">
            <text:p><text:s/>611,19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9393.9745131636" calcext:value-type="float">
            <text:p><text:s/>99,394 <text:s/></text:p>
          </table:table-cell>
          <table:table-cell table:style-name="ce42" office:value-type="float" office:value="5140909.80148684" calcext:value-type="float">
            <text:p><text:s/>5,140,9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9393.9745131636" calcext:value-type="float">
            <text:p><text:s/>99,394 <text:s/></text:p>
          </table:table-cell>
          <table:table-cell table:style-name="ce42" office:value-type="float" office:value="5140909.80148684" calcext:value-type="float">
            <text:p><text:s/>5,140,9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074713.67" calcext:value-type="float">
            <text:p><text:s/>1,074,714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48599.36" calcext:value-type="float">
            <text:p><text:s/>148,5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926114.31" calcext:value-type="float">
            <text:p><text:s/>926,11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55978.29" calcext:value-type="float">
            <text:p><text:s/>55,9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55978.29" calcext:value-type="float">
            <text:p><text:s/>55,9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870136.02" calcext:value-type="float">
            <text:p><text:s/>870,136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01786.26" calcext:value-type="float">
            <text:p><text:s/>601,786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174034.98" calcext:value-type="float">
            <text:p><text:s/>174,0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30.04" calcext:value-type="float">
            <text:p><text:s/>2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266.03" calcext:value-type="float">
            <text:p><text:s/>1,2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665.82" calcext:value-type="float">
            <text:p><text:s/>6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14.58" calcext:value-type="float">
            <text:p><text:s/>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55.89" calcext:value-type="float">
            <text:p><text:s/>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.81" calcext:value-type="float">
            <text:p><text:s/>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1.62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28655.37" calcext:value-type="float">
            <text:p><text:s/>28,6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28040.58" calcext:value-type="float">
            <text:p><text:s/>28,0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28040.58" calcext:value-type="float">
            <text:p>( 28,04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206.55" calcext:value-type="float">
            <text:p><text:s/>2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408.24" calcext:value-type="float">
            <text:p><text:s/>4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807.57" calcext:value-type="float">
            <text:p><text:s/>8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85.86" calcext:value-type="float">
            <text:p><text:s/>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18432.53" calcext:value-type="float">
            <text:p><text:s/>118,4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18432.53" calcext:value-type="float">
            <text:p><text:s/>118,4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65145.87" calcext:value-type="float">
            <text:p>( 65,14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1820.85" calcext:value-type="float">
            <text:p>( 31,821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991.44" calcext:value-type="float">
            <text:p><text:s/>9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991.44" calcext:value-type="float">
            <text:p><text:s/>9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919.35" calcext:value-type="float">
            <text:p><text:s/>9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882.9" calcext:value-type="float">
            <text:p><text:s/>88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2190.24" calcext:value-type="float">
            <text:p><text:s/>2,1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8834.93" calcext:value-type="float">
            <text:p><text:s/>18,8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73424.88" calcext:value-type="float">
            <text:p><text:s/>73,4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63661.95" calcext:value-type="float">
            <text:p><text:s/>63,6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6933.6" calcext:value-type="float">
            <text:p><text:s/>6,9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2829.33" calcext:value-type="float">
            <text:p><text:s/>2,82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354326.4" calcext:value-type="float">
            <text:p><text:s/>354,326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68349.76" calcext:value-type="float">
            <text:p><text:s/>268,3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68349.76" calcext:value-type="float">
            <text:p><text:s/>268,3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16097.15764" calcext:value-type="float">
            <text:p><text:s/>516,097 <text:s/></text:p>
          </table:table-cell>
          <table:table-cell table:style-name="ce41" office:value-type="float" office:value="2542.0568" calcext:value-type="float">
            <text:p><text:s/>2,542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486188.444" calcext:value-type="float">
            <text:p><text:s/>7,486,1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486188.444" calcext:value-type="float">
            <text:p><text:s/>7,486,188 <text:s/></text:p>
          </table:table-cell>
          <table:table-cell table:style-name="ce43" office:value-type="float" office:value="516097.15764" calcext:value-type="float">
            <text:p><text:s/>516,097 <text:s/></text:p>
          </table:table-cell>
          <table:table-cell table:style-name="ce43" office:value-type="float" office:value="2542.0568" calcext:value-type="float">
            <text:p><text:s/>2,54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15.673087744" calcext:value-type="float">
            <text:p><text:s/>11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486188.444" calcext:value-type="float">
            <text:p><text:s/>7,486,188 <text:s/></text:p>
          </table:table-cell>
          <table:table-cell table:style-name="ce42" office:value-type="float" office:value="595647.93164" calcext:value-type="float">
            <text:p><text:s/>595,648 <text:s/></text:p>
          </table:table-cell>
          <table:table-cell table:style-name="ce42" office:value-type="float" office:value="2542.0568" calcext:value-type="float">
            <text:p><text:s/>2,5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486188.444" calcext:value-type="float">
            <text:p><text:s/>7,486,188 <text:s/></text:p>
          </table:table-cell>
          <table:table-cell table:style-name="ce42" office:value-type="float" office:value="595647.93164" calcext:value-type="float">
            <text:p><text:s/>595,648 <text:s/></text:p>
          </table:table-cell>
          <table:table-cell table:style-name="ce42" office:value-type="float" office:value="2542.0568" calcext:value-type="float">
            <text:p><text:s/>2,5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550.774" calcext:value-type="float">
            <text:p><text:s/>79,5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77881.404032" calcext:value-type="float">
            <text:p><text:s/>4,777,88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550.774" calcext:value-type="float">
            <text:p><text:s/>79,5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77881.404032" calcext:value-type="float">
            <text:p><text:s/>4,777,881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1360.924518" calcext:value-type="float">
            <text:p><text:s/>461,36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86.74827" calcext:value-type="float">
            <text:p><text:s/>13,58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6.777474" calcext:value-type="float">
            <text:p><text:s/>31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05.020712" calcext:value-type="float">
            <text:p><text:s/>7,40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171.855452" calcext:value-type="float">
            <text:p><text:s/>95,17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7732.52061" calcext:value-type="float">
            <text:p><text:s/>237,73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148.002" calcext:value-type="float">
            <text:p><text:s/>107,14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47246.811042256" calcext:value-type="float">
            <text:p><text:s/>247,24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69157.995384" calcext:value-type="float">
            <text:p><text:s/>4,069,15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69157.995384" calcext:value-type="float">
            <text:p><text:s/>4,069,1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76228.55494" calcext:value-type="float">
            <text:p><text:s/>2,476,2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662.289056" calcext:value-type="float">
            <text:p><text:s/>23,6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235.880816" calcext:value-type="float">
            <text:p><text:s/>137,2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9971.544102" calcext:value-type="float">
            <text:p><text:s/>449,9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36.364156" calcext:value-type="float">
            <text:p><text:s/>9,6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202.919422" calcext:value-type="float">
            <text:p><text:s/>50,2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0314.51907" calcext:value-type="float">
            <text:p><text:s/>150,3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227.932868" calcext:value-type="float">
            <text:p><text:s/>8,2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7485.95778" calcext:value-type="float">
            <text:p><text:s/>467,4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707.001008" calcext:value-type="float">
            <text:p><text:s/>127,7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8548.83837" calcext:value-type="float">
            <text:p>( 108,54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9158.162638" calcext:value-type="float">
            <text:p>( 19,15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823.928876" calcext:value-type="float">
            <text:p><text:s/>186,8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955.027896" calcext:value-type="float">
            <text:p><text:s/>152,95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006.116132" calcext:value-type="float">
            <text:p><text:s/>78,0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911.025674" calcext:value-type="float">
            <text:p><text:s/>34,911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04549.33656" calcext:value-type="float">
            <text:p><text:s/>104,5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165.88584" calcext:value-type="float">
            <text:p><text:s/>220,1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8915.805954" calcext:value-type="float">
            <text:p><text:s/>148,9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250.079886" calcext:value-type="float">
            <text:p><text:s/>71,2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7259.133386" calcext:value-type="float">
            <text:p><text:s/>297,2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4232.116718" calcext:value-type="float">
            <text:p><text:s/>284,2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27.016668" calcext:value-type="float">
            <text:p><text:s/>13,0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381.291244" calcext:value-type="float">
            <text:p>( 5,38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887.177522" calcext:value-type="float">
            <text:p><text:s/>116,887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57855.156336" calcext:value-type="float">
            <text:p><text:s/>57,8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0780.977976" calcext:value-type="float">
            <text:p><text:s/>140,7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492.955958" calcext:value-type="float">
            <text:p><text:s/>44,4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871.789286" calcext:value-type="float">
            <text:p><text:s/>31,8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681.74265" calcext:value-type="float">
            <text:p><text:s/>48,68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29.85035" calcext:value-type="float">
            <text:p><text:s/>4,03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68.569406" calcext:value-type="float">
            <text:p><text:s/>20,4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68.569406" calcext:value-type="float">
            <text:p><text:s/>20,4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732.02514" calcext:value-type="float">
            <text:p><text:s/>96,7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590.901128" calcext:value-type="float">
            <text:p><text:s/>15,59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1141.124012" calcext:value-type="float">
            <text:p><text:s/>81,1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4420.31133" calcext:value-type="float">
            <text:p><text:s/>604,4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232.1698234501" calcext:value-type="float">
            <text:p><text:s/>67,2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027.0904048798" calcext:value-type="float">
            <text:p><text:s/>28,0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41.714386" calcext:value-type="float">
            <text:p><text:s/>12,94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123.948472" calcext:value-type="float">
            <text:p><text:s/>13,1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217.244554" calcext:value-type="float">
            <text:p><text:s/>20,2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86.0991663095" calcext:value-type="float">
            <text:p><text:s/>15,1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48.02064729364" calcext:value-type="float">
            <text:p><text:s/>6,1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730.691926067" calcext:value-type="float">
            <text:p><text:s/>85,7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497.252558" calcext:value-type="float">
            <text:p><text:s/>107,49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48316.079392" calcext:value-type="float">
            <text:p><text:s/>248,316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71308.534568" calcext:value-type="float">
            <text:p><text:s/>871,30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8726740" calcext:value-type="float">
            <text:p><text:s/>28,726,740 <text:s/></text:p>
          </table:table-cell>
          <table:table-cell table:style-name="ce42" office:value-type="float" office:value="6926138.74" calcext:value-type="float">
            <text:p><text:s/>6,926,139 <text:s/></text:p>
          </table:table-cell>
          <table:table-cell table:style-name="ce42" office:value-type="float" office:value="2955.88" calcext:value-type="float">
            <text:p><text:s/>2,9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8726740" calcext:value-type="float">
            <text:p><text:s/>28,726,740 <text:s/></text:p>
          </table:table-cell>
          <table:table-cell table:style-name="ce42" office:value-type="float" office:value="6926138.74" calcext:value-type="float">
            <text:p><text:s/>6,926,139 <text:s/></text:p>
          </table:table-cell>
          <table:table-cell table:style-name="ce42" office:value-type="float" office:value="2955.88" calcext:value-type="float">
            <text:p><text:s/>2,9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2793921.24643891" calcext:value-type="float">
            <text:p><text:s/>2,793,921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296125.2956" calcext:value-type="float">
            <text:p><text:s/>32,296,125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5274.82385364" calcext:value-type="float">
            <text:p><text:s/>1,885,275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108.76" calcext:value-type="float">
            <text:p><text:s/>513,109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9524.16" calcext:value-type="float">
            <text:p><text:s/>289,524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9727.9836912542" calcext:value-type="float">
            <text:p><text:s/>-9,728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2411866.7818765" calcext:value-type="float">
            <text:p><text:s/>32,411,867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8793.57498462" calcext:value-type="float">
            <text:p><text:s/>2,308,794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8.813087744003" calcext:value-type="float">
            <text:p><text:s/>39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01207.9313702" calcext:value-type="float">
            <text:p><text:s/>33,401,208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4054.169" calcext:value-type="float">
            <text:p><text:s/>1,754,054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2138.67854" calcext:value-type="float">
            <text:p><text:s/>1,092,139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18593.55" calcext:value-type="float">
            <text:p><text:s/>18,018,594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32564.42644" calcext:value-type="float">
            <text:p><text:s/>12,232,564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03857.1073902" calcext:value-type="float">
            <text:p><text:s/>303,857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376031.5052295" calcext:value-type="float">
            <text:p><text:s/>27,376,032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587554.5460015" calcext:value-type="float">
            <text:p><text:s/>25,587,555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88476.959228" calcext:value-type="float">
            <text:p><text:s/>1,788,477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92290.8294074" calcext:value-type="float">
            <text:p><text:s/>2,792,291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40.73327" calcext:value-type="float">
            <text:p><text:s/>17,741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831.225474" calcext:value-type="float">
            <text:p><text:s/>223,831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9540.3990894" calcext:value-type="float">
            <text:p><text:s/>159,540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17.140712" calcext:value-type="float">
            <text:p><text:s/>7,417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3876.098252" calcext:value-type="float">
            <text:p><text:s/>2,033,876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273.53061" calcext:value-type="float">
            <text:p><text:s/>242,274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148.002" calcext:value-type="float">
            <text:p><text:s/>107,148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3.7" calcext:value-type="float">
            <text:p><text:s/>464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40617.998531356" calcext:value-type="float">
            <text:p><text:s/>540,618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0744949.1397247" calcext:value-type="float">
            <text:p><text:s/>20,744,949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215611.0380493" calcext:value-type="float">
            <text:p><text:s/>17,215,611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87157.4380053" calcext:value-type="float">
            <text:p><text:s/>8,587,157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612.669056" calcext:value-type="float">
            <text:p><text:s/>94,613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9152.451416" calcext:value-type="float">
            <text:p><text:s/>529,152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5981.575902" calcext:value-type="float">
            <text:p><text:s/>1,175,982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37.365756" calcext:value-type="float">
            <text:p><text:s/>38,237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080.161422" calcext:value-type="float">
            <text:p><text:s/>61,080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4412.83847" calcext:value-type="float">
            <text:p><text:s/>594,413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55.316868" calcext:value-type="float">
            <text:p><text:s/>10,255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2301.14778" calcext:value-type="float">
            <text:p><text:s/>922,301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0725.547008" calcext:value-type="float">
            <text:p><text:s/>350,726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94851.48037" calcext:value-type="float">
            <text:p>( 294,851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6715.904" calcext:value-type="float">
            <text:p>( 36,716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158.162638" calcext:value-type="float">
            <text:p>( 19,158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637.930876" calcext:value-type="float">
            <text:p><text:s/>337,638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536.478896" calcext:value-type="float">
            <text:p><text:s/>218,536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5401.191" calcext:value-type="float">
            <text:p><text:s/>15,401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420.848132" calcext:value-type="float">
            <text:p><text:s/>146,421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611.899274" calcext:value-type="float">
            <text:p><text:s/>134,612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27380.95336" calcext:value-type="float">
            <text:p><text:s/>827,381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6495.28644" calcext:value-type="float">
            <text:p><text:s/>2,276,495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0095.426954" calcext:value-type="float">
            <text:p><text:s/>1,380,095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6399.859486" calcext:value-type="float">
            <text:p><text:s/>896,400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9301.5924" calcext:value-type="float">
            <text:p>( 89,302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89987.0132" calcext:value-type="float">
            <text:p>( 189,987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8284.9216513" calcext:value-type="float">
            <text:p><text:s/>978,285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7157.3541833" calcext:value-type="float">
            <text:p><text:s/>927,157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127.567468" calcext:value-type="float">
            <text:p><text:s/>51,128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708.571244" calcext:value-type="float">
            <text:p>( 5,709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459.521922" calcext:value-type="float">
            <text:p><text:s/>224,460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2168.709536" calcext:value-type="float">
            <text:p><text:s/>82,169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491.623976" calcext:value-type="float">
            <text:p><text:s/>193,492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427.565158" calcext:value-type="float">
            <text:p><text:s/>70,428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394.488886" calcext:value-type="float">
            <text:p><text:s/>82,394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767.64265" calcext:value-type="float">
            <text:p><text:s/>50,768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220.45035" calcext:value-type="float">
            <text:p><text:s/>94,220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18424.469406" calcext:value-type="float">
            <text:p><text:s/>3,918,424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512.09" calcext:value-type="float">
            <text:p><text:s/>50,512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28966.36" calcext:value-type="float">
            <text:p><text:s/>3,628,966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611.139406" calcext:value-type="float">
            <text:p><text:s/>58,611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334.88" calcext:value-type="float">
            <text:p><text:s/>180,335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8826.00014" calcext:value-type="float">
            <text:p><text:s/>938,826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02.236128" calcext:value-type="float">
            <text:p><text:s/>23,202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15623.764012" calcext:value-type="float">
            <text:p><text:s/>915,624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2023.98733" calcext:value-type="float">
            <text:p><text:s/>1,602,024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232.1698234501" calcext:value-type="float">
            <text:p><text:s/>67,232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976.83960488" calcext:value-type="float">
            <text:p><text:s/>170,977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380.344386" calcext:value-type="float">
            <text:p><text:s/>23,380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14.368472" calcext:value-type="float">
            <text:p><text:s/>40,414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060.844554" calcext:value-type="float">
            <text:p><text:s/>35,061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107.7391663095" calcext:value-type="float">
            <text:p><text:s/>28,108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48.02064729364" calcext:value-type="float">
            <text:p><text:s/>6,148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730.691926067" calcext:value-type="float">
            <text:p><text:s/>85,731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8041.848358" calcext:value-type="float">
            <text:p><text:s/>778,042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66931.120392" calcext:value-type="float">
            <text:p><text:s/>366,931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69179.143168" calcext:value-type="float">
            <text:p><text:s/>2,169,179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9338.10167542" calcext:value-type="float">
            <text:p><text:s/>3,529,338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9338.10167542" calcext:value-type="float">
            <text:p><text:s/>3,529,338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84464.2" calcext:value-type="float">
            <text:p>( 2,084,464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05648.412" calcext:value-type="float">
            <text:p><text:s/>54,805,648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05648.412" calcext:value-type="float">
            <text:p><text:s/>54,805,648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